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3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4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5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7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8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1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2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3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4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5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6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7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18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9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20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1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2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23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24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5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0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4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5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6" style:parent-style-name="PreformattedText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7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38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39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40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41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42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43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44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45" style:parent-style-name="PreformattedText" style:family="paragraph">
      <style:text-properties style:font-name="Arial" style:font-name-complex="Arial" fo:font-size="12pt" style:font-size-asian="12pt" style:font-size-complex="12pt"/>
    </style:style>
    <style:style style:name="P46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47" style:parent-style-name="PreformattedText" style:list-style-name="LFO1" style:family="paragraph">
      <style:text-properties style:font-name="Arial" style:font-name-complex="Arial" fo:font-size="12pt" style:font-size-asian="12pt" style:font-size-complex="12pt"/>
    </style:style>
    <style:style style:name="P48" style:parent-style-name="PreformattedText" style:list-style-name="LFO1" style:family="paragraph"/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1<text:s/>introduction:</text:p>
      <text:p text:style-name="P2"/>
      <text:p text:style-name="P3">overview of the entire SRS with purpose, scope, definitions, acronyms, abbreviations, references</text:p>
      <text:p text:style-name="P4"/>
      <text:p text:style-name="P5">1.1 aim :</text:p>
      <text:p text:style-name="P6"/>
      <text:p text:style-name="P7"><text:s/>gather and analyze and give an in-depth insight of the<text:s/>complete project by defining problem statement in detail.</text:p>
      <text:p text:style-name="P8"/>
      <text:p text:style-name="PreformattedText"><text:span text:style-name="T9">1.2 purpose</text:span></text:p>
      <text:p text:style-name="P10"/>
      <text:p text:style-name="P11">-provide a detailed overview of our software product, its parameters and goals.</text:p>
      <text:p text:style-name="P12">-describes the project's target audience and its user interface, hardware and software requirements.</text:p>
      <text:p text:style-name="P13"/>
      <text:p text:style-name="P14">1.3 Scope:</text:p>
      <text:p text:style-name="P15"/>
      <text:p text:style-name="P16">-Which problem this project is going to address.</text:p>
      <text:p text:style-name="P17"/>
      <text:p text:style-name="P18">1.4 Definitions, Acronyms, and Abbreviations</text:p>
      <text:p text:style-name="P19"/>
      <text:p text:style-name="P20">1.5 References:</text:p>
      <text:p text:style-name="P21"/>
      <text:p text:style-name="P22">-user manual</text:p>
      <text:p text:style-name="P23"/>
      <text:p text:style-name="P24">1.6 Overview</text:p>
      <text:p text:style-name="P25"/>
      <text:p text:style-name="PreformattedText"><text:span text:style-name="T26">Abstract description</text:span></text:p>
      <text:p text:style-name="P27"/>
      <text:p text:style-name="PreformattedText"><text:span text:style-name="T28">2.<text:s/></text:span><text:span text:style-name="T29">Overall description</text:span></text:p>
      <text:p text:style-name="P30"/>
      <text:p text:style-name="PreformattedText"><text:span text:style-name="T31">- <text:s/>problem statement that the current system is facing.</text:span></text:p>
      <text:p text:style-name="PreformattedText"><text:span text:style-name="T32">- <text:s/></text:span><text:span text:style-name="T33">stakeholders and users of the proposed solution.</text:span></text:p>
      <text:p text:style-name="P34"/>
      <text:p text:style-name="P35">3. Functionality</text:p>
      <text:p text:style-name="P36"/>
      <text:list text:style-name="LFO1" text:continue-numbering="true">
        <text:list-item>
          <text:p text:style-name="P37">This section contains requirements of the payroll system.</text:p>
        </text:list-item>
        <text:list-item>
          <text:p text:style-name="P38">Requirements are tracked in ERD and schema.</text:p>
        </text:list-item>
        <text:list-item>
          <text:p text:style-name="P39">Basic description of all functionalities, eg deduction, earning, etc.</text:p>
        </text:list-item>
        <text:list-item>
          <text:p text:style-name="P40">Description of design constraints.</text:p>
        </text:list-item>
        <text:list-item>
          <text:p text:style-name="P41">UI.</text:p>
        </text:list-item>
        <text:list-item>
          <text:p text:style-name="P42">Software interface.</text:p>
        </text:list-item>
      </text:list>
      <text:p text:style-name="P43"/>
      <text:p text:style-name="P44">4. Supporting Information</text:p>
      <text:p text:style-name="P45"><text:s/></text:p>
      <text:list text:style-name="LFO1" text:continue-numbering="true">
        <text:list-item>
          <text:p text:style-name="P46">User manual.</text:p>
        </text:list-item>
        <text:list-item>
          <text:p text:style-name="P47">ERD</text:p>
        </text:list-item>
        <text:list-item>
          <text:p text:style-name="P48"><text:span text:style-name="T49">Schem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hijeet Singh</dc:creator>
    <meta:creation-date>2015-09-10T13:35:00Z</meta:creation-date>
    <dc:date>2015-09-11T09:05:00Z</dc:date>
    <meta:template xlink:href="Normal.dotm" xlink:type="simple"/>
    <meta:editing-cycles>4</meta:editing-cycles>
    <meta:editing-duration>PT1080S</meta:editing-duration>
    <meta:document-statistic meta:page-count="1" meta:paragraph-count="2" meta:word-count="156" meta:character-count="1044" meta:row-count="7" meta:non-whitespace-character-count="890"/>
  </office:meta>
</office:document-meta>
</file>